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04f9d"/>
    </style:style>
    <style:style style:name="P3" style:family="paragraph" style:parent-style-name="Standard">
      <style:paragraph-properties fo:padding="0.074cm" fo:border-left="none" fo:border-right="none" fo:border-top="none" fo:border-bottom="0.06pt solid #000000" style:join-border="false"/>
    </style:style>
    <style:style style:name="P4" style:family="paragraph" style:parent-style-name="Preformatted_20_Text">
      <style:text-properties officeooo:rsid="0011ebdc" officeooo:paragraph-rsid="0011ebdc"/>
    </style:style>
    <style:style style:name="P5" style:family="paragraph" style:parent-style-name="Preformatted_20_Text">
      <style:paragraph-properties fo:margin-top="0cm" fo:margin-bottom="0.499cm" style:contextual-spacing="false"/>
    </style:style>
    <style:style style:name="P6" style:family="paragraph" style:parent-style-name="Standard" style:list-style-name="L1"/>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ize="12pt" style:font-size-asian="12pt" style:font-size-complex="12pt"/>
    </style:style>
    <style:style style:name="T5"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6" style:family="text">
      <style:text-properties style:text-underline-style="solid" style:text-underline-width="auto" style:text-underline-color="font-color"/>
    </style:style>
    <style:style style:name="T7" style:family="text">
      <style:text-properties officeooo:rsid="00104f9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en spinlock is used ?</text:p>
      <text:p text:style-name="Standard">Ans: In the following situations.</text:p>
      <text:list xml:id="list1268307123603795955" text:style-name="L1">
        <text:list-item>
          <text:p text:style-name="P6">The thread that holds the lock is not allowed to sleep. </text:p>
        </text:list-item>
        <text:list-item>
          <text:p text:style-name="P6">The thread that is waiting for a lock does not sleep, but spins in a tight loop. </text:p>
        </text:list-item>
      </text:list>
      <text:p text:style-name="Standard">When properly used, spinlock can give higher performance than semaphore. Ex: Intrrrupt handler.</text:p>
      <text:p text:style-name="P1"/>
      <text:p text:style-name="P1">2. What are the rules to use spinlocks?</text:p>
      <text:p text:style-name="Standard">Ans:</text:p>
      <text:p text:style-name="Standard"><text:span text:style-name="T1">Rule - 1:</text:span> Any code that holds the spinlock, can not relinquish the processor for any reason except to service interrupts ( sometimes not even then). So code holding spinlock can not sleep.</text:p>
      <text:p text:style-name="Standard"><text:span text:style-name="T5">Reason:</text:span><text:span text:style-name="T4"> suppose your driver holding spinlock goes to sleep. Ex: calls function </text:span><text:span text:style-name="Source_20_Text"><text:span text:style-name="T4">copy_from_user()</text:span></text:span><text:span text:style-name="T4"> or </text:span><text:span text:style-name="Source_20_Text"><text:span text:style-name="T4">copy_to_user()</text:span></text:span><text:span text:style-name="T4">, or kernel preemption kicks in so higher priority process pushed your code aside. Effectively the process relinquishes the CPU holding spinlock.</text:span></text:p>
      <text:p text:style-name="Standard"><text:tab/>Now we do not know when the code will release the lock. If some other thread tries to obtain the same lock, it would spin for very long time. In the worst case it would result in deedlock.</text:p>
      <text:p text:style-name="Standard"><text:tab/>Kernel preemption case is handled by the spinlock code itself. Anytime kernel code holds a spinlock, preemption is disabled on the relevant processor. Even uniprocessor system must disable the preemption in this way.</text:p>
      <text:p text:style-name="Standard"><text:span text:style-name="T1">Rule - 2: </text:span>Disable interrupts on the local CPU, while the spinlock is held.</text:p>
      <text:p text:style-name="Standard"><text:span text:style-name="T2">Reason</text:span><text:span text:style-name="T6">: </text:span>Support your driver take a spinlock that control access to the device and then issues an interrupt. This causes the interrupt handler to run. Now the interrupt handler also needs the lock to access the device. If the interrupt handler runs on the same processor, it will start spinning. The driver code also can not run to release the lock. SO the processor will spin for ever.</text:p>
      <text:p text:style-name="Standard"><text:span text:style-name="T1">Rule - 3:</text:span> Spinlocks must be held for the minimum time possible.</text:p>
      <text:p text:style-name="Standard"><text:span text:style-name="T2">Reason</text:span><text:span text:style-name="T6">:</text:span> Long lock hold times also keeps the current processor from scheduling, meaning a higher priority process may have to wait to get the CPU.</text:p>
      <text:p text:style-name="Standard"><text:tab/>So it impacts kernel latency (time a process may have to wait to be scheduled). Typically spinlocks should be held for the time duration, less than that CPU takes to do a contex switch between threads.</text:p>
      <text:p text:style-name="Standard"><text:span text:style-name="T3">Rule -4:</text:span> if you have semaphores and spinlocks both to be taken. Then take semaphore first and then spinlock</text:p>
      <text:p text:style-name="Standard"/>
      <text:p text:style-name="P3"/>
      <text:p text:style-name="Standard"/>
      <text:p text:style-name="P4">DEFINE_SPINLOCK(mr_lock); </text:p>
      <text:p text:style-name="P4">unsigned long flags; </text:p>
      <text:p text:style-name="P4">spin_lock_irqsave(&amp;mr_lock, flags); </text:p>
      <text:p text:style-name="P4">/* critical region ... */ </text:p>
      <text:p text:style-name="P4">spin_unlock_irqrestore(&amp;mr_lock, flags); </text:p>
      <text:p text:style-name="P4"><text:tab/>The routine spin_lock_irqsave() saves the current state of interrupts, disables them locally, and then obtains the given lock. Conversely, spin_unlock_irqrestore() unlocks the given lock and returns interrupts to their previous state</text:p>
      <text:p text:style-name="Preformatted_20_Text"/>
      <text:p text:style-name="Preformatted_20_Text"/>
      <text:p text:style-name="Preformatted_20_Text">The reasons you mustn't use these versions if you have interrupts that</text:p>
      <text:p text:style-name="Preformatted_20_Text">play with the spinlock is that you can get deadlocks:</text:p>
      <text:p text:style-name="Preformatted_20_Text"/>
      <text:p text:style-name="Preformatted_20_Text"><text:s text:c="8"/>spin_lock(&amp;lock);</text:p>
      <text:p text:style-name="Preformatted_20_Text"><text:s text:c="8"/>...</text:p>
      <text:p text:style-name="Preformatted_20_Text"><text:s text:c="16"/>&lt;- interrupt comes in:</text:p>
      <text:p text:style-name="P5"><text:s text:c="24"/>spin_lock(&amp;lock);</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ource_20_Text">static</text:span> used as a keyword on file-scope will give the function or object it is used with internal linkage. </text:p>
      <text:p text:style-name="Standard">That means it lives through the whole program, and dies when the program terminates.</text:p>
      <text:p text:style-name="P2"><text:tab/>Where objects that have static storage duration are stored isn't specified, but they are usually stored depending on whether they are initialized or not: </text:p>
      <text:p text:style-name="P2">- Initialized file-scope variables are usually stored in a section called ".data", while </text:p>
      <text:p text:style-name="P2">- <text:span text:style-name="T7">N</text:span>on-initialized file-scope variables are usually stored in a section called ".bss". </text:p>
      <text:p text:style-name="P2">Remember that if the variable isn't initialized, it will be zero initialized at the start of the program: The ".bss" section is usually zero initialized by an implementation on program's startup.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2:51:29.472817692</meta:creation-date>
    <dc:date>2018-02-02T15:51:23.328973494</dc:date>
    <meta:editing-duration>P0D</meta:editing-duration>
    <meta:editing-cycles>3</meta:editing-cycles>
    <meta:generator>LibreOffice/4.2.8.2$Linux_X86_64 LibreOffice_project/420m0$Build-2</meta:generator>
    <meta:document-statistic meta:table-count="0" meta:image-count="0" meta:object-count="0" meta:page-count="2" meta:paragraph-count="35" meta:word-count="563" meta:character-count="3504" meta:non-whitespace-character-count="2905"/>
  </office:meta>
</office:document-meta>
</file>